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Nadpis1" style:master-page-name="MP0" style:family="paragraph">
      <style:paragraph-properties fo:break-before="page" fo:text-align="center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Nadpis1" style:family="paragraph">
      <style:paragraph-properties fo:text-align="center"/>
    </style:style>
    <style:style style:name="P10" style:parent-style-name="Textbody" style:family="paragraph">
      <style:paragraph-properties fo:text-align="justify"/>
    </style:style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>
      <style:paragraph-properties fo:margin-left="0.5in">
        <style:tab-stops/>
      </style:paragraph-properties>
    </style:style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>
      <style:paragraph-properties fo:margin-left="0.5in">
        <style:tab-stops/>
      </style:paragraph-properties>
    </style:style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>
      <style:text-properties fo:font-weight="bold" style:font-weight-asian="bold" style:font-weight-complex="bold" fo:font-size="18pt" style:font-size-asian="18pt" style:font-size-complex="18pt"/>
    </style:style>
    <style:style style:name="P33" style:parent-style-name="Normální" style:family="paragraph">
      <style:paragraph-properties>
        <style:tab-stops>
          <style:tab-stop style:type="left" style:position="0.9854in"/>
        </style:tab-stops>
      </style:paragraph-properties>
    </style:style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>
      <style:paragraph-properties fo:margin-left="0.5in">
        <style:tab-stops/>
      </style:paragraph-properties>
    </style:style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>
      <style:paragraph-properties fo:margin-left="0.5in">
        <style:tab-stops/>
      </style:paragraph-properties>
    </style:style>
    <style:style style:name="P46" style:parent-style-name="Textbody" style:family="paragraph">
      <style:paragraph-properties fo:margin-left="0.5in">
        <style:tab-stops/>
      </style:paragraph-properties>
    </style:style>
    <style:style style:name="P47" style:parent-style-name="Textbod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8" style:parent-style-name="Textbod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9" style:parent-style-name="Textbody" style:family="paragraph"/>
    <style:style style:name="T50" style:parent-style-name="Standardnípísmoodstavce" style:family="text">
      <style:text-properties fo:font-weight="bold" style:font-weight-asian="bold" style:font-weight-complex="bold"/>
    </style:style>
    <style:style style:name="P51" style:parent-style-name="Textbody" style:family="paragraph"/>
    <style:style style:name="T52" style:parent-style-name="Standardnípísmoodstavce" style:family="text">
      <style:text-properties fo:font-weight="bold" style:font-weight-asian="bold" style:font-weight-complex="bold"/>
    </style:style>
    <style:style style:name="P53" style:parent-style-name="Textbody" style:family="paragraph"/>
    <style:style style:name="T54" style:parent-style-name="Standardnípísmoodstavce" style:family="text">
      <style:text-properties fo:font-weight="bold" style:font-weight-asian="bold" style:font-weight-complex="bold"/>
    </style:style>
    <style:style style:name="P55" style:parent-style-name="Textbody" style:family="paragraph"/>
    <style:style style:name="T56" style:parent-style-name="Standardnípísmoodstavce" style:family="text">
      <style:text-properties fo:font-weight="bold" style:font-weight-asian="bold" style:font-weight-complex="bold"/>
    </style:style>
    <style:style style:name="P57" style:parent-style-name="Textbody" style:family="paragraph"/>
    <style:style style:name="T58" style:parent-style-name="Standardnípísmoodstavce" style:family="text">
      <style:text-properties fo:font-weight="bold" style:font-weight-asian="bold" style:font-weight-complex="bold"/>
    </style:style>
    <style:style style:name="P59" style:parent-style-name="Textbody" style:family="paragraph"/>
    <style:style style:name="T60" style:parent-style-name="Standardnípísmoodstavce" style:family="text">
      <style:text-properties fo:font-weight="bold" style:font-weight-asian="bold" style:font-weight-complex="bold"/>
    </style:style>
  </office:automatic-styles>
  <office:body>
    <office:text text:use-soft-page-breaks="true">
      <text:h text:style-name="P1" text:outline-level="1">Objekt Date</text:h>
      <text:p text:style-name="Textbody"/>
      <text:p text:style-name="Textbody"><text:tab/>Objekt Date reprezentuje moment v čase nezávisle na formátu dané platformy. Objekt Date můžeme vytvořit pomocí konstruktoru, ve kterém můžeme specifikovat čas různými způsoby (např. pomocí data ve formátu řetězce nebo<text:s/>pomocí parametrů konstruktoru).</text:p>
      <text:h text:style-name="Nadpis3" text:outline-level="3">Funkce pro práci s objektem Date</text:h>
      <text:list text:style-name="LFO1" text:continue-numbering="true">
        <text:list-item>
          <text:p text:style-name="P2">getFullYear() - vrací rok</text:p>
        </text:list-item>
        <text:list-item>
          <text:p text:style-name="P3">getMonth() - vrací měsíc (měsíc se v objektu Date počítá od 0 do 11)</text:p>
        </text:list-item>
        <text:list-item>
          <text:p text:style-name="P4">getDate() - vrací den v měsíci</text:p>
        </text:list-item>
        <text:list-item>
          <text:p text:style-name="P5">getDay() - vrací den v týdnu</text:p>
        </text:list-item>
        <text:list-item>
          <text:p text:style-name="P6">getTime() – vrací počet milisekund, které uběhly od 1.ledna 1970</text:p>
        </text:list-item>
        <text:list-item>
          <text:p text:style-name="P7">now() - vrací aktuální čas</text:p>
        </text:list-item>
        <text:list-item>
          <text:p text:style-name="P8">parse() - zpracuje řetězcovou reprezentaci času a vrací počet milisekund které uběhly od 1.ledna 1970 oproti zadanému datu.</text:p>
        </text:list-item>
      </text:list>
      <text:p text:style-name="Textbody"/>
      <text:h text:style-name="P9" text:outline-level="1">Regulární výrazy</text:h>
      <text:p text:style-name="Textbody"/>
      <text:p text:style-name="P10">Regulární výrazy jsou vzory, které nám pomocí speciálních znaků (v regulárních výrazech nazývané metaznaky) umožňují efektivní vyhledávání a nahrazování v textu. V javacriptu jsou dvě možnosti jak můžeme vytvořit regulární výraz, první je pomocí lomítek (syntaxe: /regex/modifikátory) a druhá je pomocí vytvoření nového objektu RegExp (syntaxe: new RegExp(“regex“, “modifikátory“)).</text:p>
      <text:h text:style-name="Nadpis3" text:outline-level="3">Základní metaznaky</text:h>
      <text:list text:style-name="LFO2" text:continue-numbering="true">
        <text:list-item>
          <text:p text:style-name="P11">. - zastupuje libovolný znak</text:p>
        </text:list-item>
        <text:list-item>
          <text:p text:style-name="P12">\ - metaznak je chápán jako normální znak</text:p>
        </text:list-item>
        <text:list-item>
          <text:p text:style-name="P13">[] - odpovídá jednomu znaku v závorkách</text:p>
        </text:list-item>
        <text:list-item>
          <text:p text:style-name="P14">[^] - označuje zakázané znaky</text:p>
        </text:list-item>
        <text:list-item>
          <text:p text:style-name="P15">\d – číslice 0-9</text:p>
        </text:list-item>
        <text:list-item>
          <text:p text:style-name="P16">\w –<text:s/>znaky slova (a-z, 0-9, A-Z, _)</text:p>
        </text:list-item>
        <text:list-item>
          <text:p text:style-name="P17">\s – bílé znaky (tabulátor, mezera)</text:p>
        </text:list-item>
        <text:list-item>
          <text:p text:style-name="P18">\D, \S, \W – všechno kromě znaků, které označují varianty s malým písmenem</text:p>
        </text:list-item>
        <text:list-item>
          <text:p text:style-name="P19">| - oddělovač variant</text:p>
        </text:list-item>
        <text:list-item>
          <text:p text:style-name="P20">() - subřetězec na který je možno aplikovat kvantifikátor</text:p>
        </text:list-item>
      </text:list>
      <text:p text:style-name="P21"/>
      <text:h text:style-name="Nadpis3" text:outline-level="3">Hranice</text:h>
      <text:p text:style-name="Textbody"/>
      <text:p text:style-name="Textbody">- Určují kde se má daný regex nacházet</text:p>
      <text:list text:style-name="LFO3" text:continue-numbering="true">
        <text:list-item>
          <text:p text:style-name="P22">^ - shoda musí být na začátku řetězce či řádku</text:p>
        </text:list-item>
        <text:list-item>
          <text:p text:style-name="P23">$ - shoda musí být na konci řetězce či řádku</text:p>
        </text:list-item>
        <text:list-item>
          <text:p text:style-name="P24">\b – shoda musí být na začátku či konci slova</text:p>
        </text:list-item>
        <text:list-item>
          <text:p text:style-name="P25">\B – shoda nesmí být na začátku či konci slova</text:p>
        </text:list-item>
      </text:list>
      <text:p text:style-name="P26"/>
      <text:h text:style-name="Nadpis3" text:outline-level="3">Kvantifikátory</text:h>
      <text:p text:style-name="Textbody"/>
      <text:p text:style-name="Textbody">- Určují kolikrát se daný znak může ve výrazu objevit.</text:p>
      <text:list text:style-name="LFO4" text:continue-numbering="true">
        <text:list-item>
          <text:p text:style-name="P27">? - výskyt minimálně 0krát, maximálně 1krát</text:p>
        </text:list-item>
        <text:list-item>
          <text:p text:style-name="P28">* - výskyt neomezen</text:p>
        </text:list-item>
        <text:list-item>
          <text:p text:style-name="P29">+ - výskyt aspoň jednou</text:p>
        </text:list-item>
        <text:list-item>
          <text:p text:style-name="P30">{n} – výskyt nkrát</text:p>
        </text:list-item>
        <text:list-item>
          <text:p text:style-name="P31">{n, m} – výskyt minimálně nkrát, maximálně mkrá</text:p>
        </text:list-item>
      </text:list>
      <text:p text:style-name="Textbody"/>
      <text:p text:style-name="P32">Modifikátory</text:p>
      <text:p text:style-name="Normální"/>
      <text:p text:style-name="P33">- Modifikátory upravují chování vyhledávaní</text:p>
      <text:list text:style-name="LFO5" text:continue-numbering="true">
        <text:list-item>
          <text:p text:style-name="P34">i – nerozlišuje velká a<text:s/>malá písmena</text:p>
        </text:list-item>
        <text:list-item>
          <text:p text:style-name="P35">g – hledá všechny shody</text:p>
        </text:list-item>
        <text:list-item>
          <text:p text:style-name="P36">x – bílé znaky jsou ignorovány (není integrovaná v JS)</text:p>
        </text:list-item>
        <text:list-item>
          <text:p text:style-name="P37">m - ^, $ odpovídá začátku i konci řádku</text:p>
        </text:list-item>
      </text:list>
      <text:p text:style-name="P38"/>
      <text:h text:style-name="Nadpis3" text:outline-level="3">JS funkce pro práci s regulární výrazy</text:h>
      <text:list text:style-name="LFO6" text:continue-numbering="true">
        <text:list-item>
          <text:p text:style-name="P39">string.match(regex) - vrací pole se všemi shodami nalezenými v daném řetězci</text:p>
        </text:list-item>
        <text:list-item>
          <text:p text:style-name="P40">regexp.exec(str)<text:s/>– metoda vrací shodu<text:s/>pro<text:s/>regexp<text:s/>ve<text:s/><text:s/>stringu<text:s/>str.<text:s/></text:p>
        </text:list-item>
        <text:list-item>
          <text:p text:style-name="P41">regex.test(string) - zjišťuje jestli se regex nachází v daném řetězci</text:p>
        </text:list-item>
        <text:list-item>
          <text:p text:style-name="P42">string.search(regex) - vrací polohu shody v řetězci, pokud nebyla shoda vrací -1</text:p>
        </text:list-item>
        <text:list-item>
          <text:p text:style-name="P43">string.replace(regex) - najde hledaný řetězec, a nahradí ho novým</text:p>
        </text:list-item>
        <text:list-item>
          <text:p text:style-name="P44">string.split(regex) - používá regex pro rozdělení řetězce na pole řetězců</text:p>
        </text:list-item>
      </text:list>
      <text:p text:style-name="P45"/>
      <text:p text:style-name="P46"/>
      <text:p text:style-name="P47">Postup v kódu – Kalendář</text:p>
      <text:p text:style-name="P48"/>
      <text:p text:style-name="Textbody"/>
      <text:list text:style-name="LFO7" text:continue-numbering="true">
        <text:list-item>
          <text:p text:style-name="P49"><text:span text:style-name="T50">Extrakce dat z textu:</text:span><text:s/>Kód extrahuje data z textového obsahu HTML těla pomocí regulárního výrazu (dateRegex). Hledá vzory jako "DD. MM." (kde DD je den a MM je měsíc).</text:p>
        </text:list-item>
        <text:list-item>
          <text:p text:style-name="P51"><text:span text:style-name="T52">Unikátní data:</text:span><text:s/>Data jsou ukládána do Setu s názvem uniqueDates. Data jsou formátována jako "DD-MM".</text:p>
        </text:list-item>
        <text:list-item>
          <text:p text:style-name="P53"><text:span text:style-name="T54">Generování kalendáře:</text:span><text:s/>Funkce generateCalendar generuje kalendář pro daný měsíc. Vypočítává počet dnů v měsíci, první den v měsíci a poslední den v měsíci. Poté dynamicky<text:s/>vytváří řádky a buňky HTML tabulky pro zobrazení kalendáře, označuje data, která odpovídají extrahovaným datům z textu.</text:p>
        </text:list-item>
        <text:list-item>
          <text:p text:style-name="P55"><text:span text:style-name="T56">Navigační tlačítka:</text:span><text:s/>Posluchači událostí jsou přidány na tlačítka pro předchozí a následující měsíc (prevMonthButton a nextMonthButton). Po kliknutí se sníží nebo zvýší aktuální měsíc a rok, a poté se znovu vygeneruje kalendář pro aktualizovaný měsíc.</text:p>
        </text:list-item>
        <text:list-item>
          <text:p text:style-name="P57"><text:span text:style-name="T58">Zvýraznění textu:</text:span><text:s/>Funkce goToText je volána, když je kliknuto na označené datum v kalendáři. Zvýrazní odstavce obsahující text vybraného data změnou jejich pozadí na žlutou a posune pohled k prvnímu odpovídajícímu odstavci.</text:p>
        </text:list-item>
        <text:list-item>
          <text:p text:style-name="P59"><text:span text:style-name="T60">Posluchač událostí:</text:span><text:s/>Posluchač událostí je přidán na kalendář. Když je kliknuto na označené datum, spustí se funkce goToText k zvýraznění odpovídajícího textu v dokumentu.</text:p>
        </text:list-item>
      </text:list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adpis1" style:display-name="Nadpis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adpis2" style:display-name="Nadpis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adpis3" style:display-name="Nadpis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ZáhlavíChar" style:display-name="Záhlaví Char" style:family="text" style:parent-style-name="Standardnípísmoodstavce">
      <style:text-properties style:font-name-complex="Mangal" style:font-size-complex="10.5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ZápatíChar" style:display-name="Zápatí Char" style:family="text" style:parent-style-name="Standardnípísmoodstavce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Kuba Sokol</dc:creator>
    <meta:creation-date>2024-03-23T12:50:00Z</meta:creation-date>
    <dc:date>2024-05-06T19:03:00Z</dc:date>
    <meta:template xlink:href="Normal" xlink:type="simple"/>
    <meta:editing-cycles>100</meta:editing-cycles>
    <meta:editing-duration>PT28260S</meta:editing-duration>
    <meta:document-statistic meta:page-count="3" meta:paragraph-count="7" meta:word-count="559" meta:character-count="3851" meta:row-count="27" meta:non-whitespace-character-count="3299"/>
  </office:meta>
</office:document-meta>
</file>